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1828356215"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workspace functional. </text:p>
      <text:p text:style-name="Standard"/>
      <text:p text:style-name="Standard"/>
      <text:p text:style-name="Standard">Documenting specific actions NOT in stock installation instructions from rev 1 for catkin_ws:</text:p>
      <text:list xml:id="list1571626042" text:style-name="L2">
        <text:list-item>
          <text:p text:style-name="P2">In catkin_ws/package.xml remove the 2 lines with 'openrave' as a dependency to allow rosdep to work. Manually install. </text:p>
        </text:list-item>
        <text:list-item>
          <text:p text:style-name="P2">Installed openrave (current version from git, 0.9? not specified), with instructions in my ros-devel git repo as 'OpenRAVE current install instructions (0.9)' before compiling workspace with catkin_make.</text:p>
          <text:list>
            <text:list-item>
              <text:p text:style-name="P2">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2">To check install, run command “openrave” if a white window with some sliders open, you're golden.</text:p>
            </text:list-item>
          </text:list>
        </text:list-item>
      </text:list>
      <text:p text:style-name="Standard"/>
      <text:p text:style-name="Standard">Trying the openrav.py –example hanoi proves proper install (although linux complained sometimes saying it didn't work with the libassimp3.0 garbage. </text:p>
      <text:p text:style-name="Standard"/>
      <text:p text:style-name="Standard">Issues in catkin_make the workspace continue. The error from when I was running Openrave0.8 was with KinBody. Now with Openrave0.9 with the master branch- it is with RegisterBodyCallback. I tried <text:s/>with the latest_stable 0.9 branch over the master, found issues with CollisionReport class not having member numCols, reverting back to the master branch to ask Francisco about both these results. </text:p>
      <text:p text:style-name="Standard"/>
      <text:p text:style-name="Standard"><text:span text:style-name="T1">Things I did not complete:</text:span> Resolving callback issues to get the workspace to compile </text:p>
      <text:p text:style-name="Standard"/>
      <text:p text:style-name="Standard"><text:span text:style-name="T1">Questions</text:span>: Resolving the RegisterBodyCallback issues- then the system should be good to go.</text:p>
      <text:p text:style-name="Standard"/>
      <text:p text:style-name="Standard"><text:span text:style-name="T1">Deliverables</text:span>: Get the Singapore system up and running locally, email Francisco and see if he has some insight about the compiling issues in the works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1-02T15:09:37</dc:date>
    <meta:editing-duration>PT3H41M41S</meta:editing-duration>
    <meta:editing-cycles>26</meta:editing-cycles>
    <meta:generator>LibreOffice/3.5$Linux_X86_64 LibreOffice_project/350m1$Build-2</meta:generator>
    <meta:document-statistic meta:table-count="0" meta:image-count="0" meta:object-count="0" meta:page-count="3" meta:paragraph-count="34" meta:word-count="1182" meta:character-count="7668" meta:non-whitespace-character-count="6486"/>
  </office:meta>
</office:document-meta>
</file>